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2" style:family="paragraph" style:parent-style-name="Standard">
      <style:text-properties fo:color="#000000" style:font-name="Consolas" fo:font-size="9.5pt" fo:background-color="#ffffff" style:font-size-asian="9.5pt"/>
    </style:style>
    <style:style style:name="P13" style:family="paragraph" style:parent-style-name="Standard">
      <style:text-properties fo:font-size="18pt" officeooo:rsid="000653ff" officeooo:paragraph-rsid="000653ff" style:font-size-asian="18pt" style:font-size-complex="18pt"/>
    </style:style>
    <style:style style:name="P14" style:family="paragraph" style:parent-style-name="Standard">
      <style:text-properties officeooo:paragraph-rsid="00362e20"/>
    </style:style>
    <style:style style:name="P15" style:family="paragraph" style:parent-style-name="Standard">
      <style:text-properties fo:color="#008000" style:font-name="Consolas" fo:font-size="9.5pt" fo:background-color="#ffffff" style:font-size-asian="9.5pt"/>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8"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9"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properties officeooo:paragraph-rsid="002280a6"/>
    </style:style>
    <style:style style:name="P22" style:family="paragraph" style:parent-style-name="Standard">
      <style:paragraph-properties fo:margin-left="0in" fo:margin-right="0in" fo:text-align="start" style:justify-single-word="false" fo:text-indent="0in" style:auto-text-indent="false"/>
      <style:text-properties officeooo:paragraph-rsid="002dc5a6"/>
    </style:style>
    <style:style style:name="P23" style:family="paragraph" style:parent-style-name="Standard">
      <style:paragraph-properties fo:margin-left="0in" fo:margin-right="0in" fo:text-align="start" style:justify-single-word="false" fo:text-indent="0in" style:auto-text-indent="false"/>
      <style:text-properties officeooo:paragraph-rsid="0038a3db"/>
    </style:style>
    <style:style style:name="P24"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5"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6"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7"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767e2" officeooo:paragraph-rsid="001767e2" fo:background-color="#ffffff" style:font-size-asian="9.5pt" style:language-asian="zxx" style:country-asian="none" style:font-size-complex="12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8972e" officeooo:paragraph-rsid="0018972e" fo:background-color="#ffffff" style:font-size-asian="9.5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b34c0" officeooo:paragraph-rsid="001b34c0" fo:background-color="#ffffff" style:font-size-asian="9.5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a952f" officeooo:paragraph-rsid="001a952f" fo:background-color="#ffffff" style:font-size-asian="9.5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fdc01" officeooo:paragraph-rsid="001fdc01" fo:background-color="#ffffff" style:font-size-asian="9.5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280a6" officeooo:paragraph-rsid="002280a6" fo:background-color="#ffffff" style:font-size-asian="9.5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5a74d" officeooo:paragraph-rsid="0025a74d" fo:background-color="#ffffff" style:font-size-asian="9.5pt" style:language-asian="zxx" style:country-asian="none" style:font-size-complex="12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ab889" officeooo:paragraph-rsid="002ab889" fo:background-color="#ffffff" style:font-size-asian="9.5pt" style:language-asian="zxx" style:country-asian="none" style:font-size-complex="12pt" style:language-complex="zxx" style:country-complex="none"/>
    </style:style>
    <style:style style:name="P36"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ca329" officeooo:paragraph-rsid="002ab889" fo:background-color="#ffffff" style:font-size-asian="9.5pt" style:language-asian="zxx" style:country-asian="none" style:font-size-complex="12pt" style:language-complex="zxx" style:country-complex="none"/>
    </style:style>
    <style:style style:name="P37"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ca329" officeooo:paragraph-rsid="002ca329" fo:background-color="#ffffff" style:font-size-asian="9.5pt" style:language-asian="zxx" style:country-asian="none" style:font-size-complex="12pt" style:language-complex="zxx" style:country-complex="none"/>
    </style:style>
    <style:style style:name="P38"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dc5a6" officeooo:paragraph-rsid="002dc5a6" fo:background-color="#ffffff" style:font-size-asian="9.5pt" style:language-asian="zxx" style:country-asian="none" style:font-size-complex="12pt" style:language-complex="zxx" style:country-complex="none"/>
    </style:style>
    <style:style style:name="P39"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34e815" officeooo:paragraph-rsid="0034e815" fo:background-color="#ffffff" style:font-size-asian="9.5pt" style:language-asian="zxx" style:country-asian="none" style:font-size-complex="12pt" style:language-complex="zxx" style:country-complex="none"/>
    </style:style>
    <style:style style:name="P40"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362e20" officeooo:paragraph-rsid="00362e20" fo:background-color="#ffffff" style:font-size-asian="9.5pt" style:language-asian="zxx" style:country-asian="none" style:font-size-complex="12pt" style:language-complex="zxx" style:country-complex="none"/>
    </style:style>
    <style:style style:name="P41"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38a3db" officeooo:paragraph-rsid="0038a3db" fo:background-color="#ffffff" style:font-size-asian="9.5pt" style:language-asian="zxx" style:country-asian="none" style:font-size-complex="12pt" style:language-complex="zxx" style:country-complex="none"/>
    </style:style>
    <style:style style:name="P42"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4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4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4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4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4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1d5b0b" fo:background-color="#ffffff" style:font-size-asian="10.5pt" style:language-asian="zxx" style:country-asian="none" style:font-size-complex="12pt" style:language-complex="zxx" style:country-complex="none"/>
    </style:style>
    <style:style style:name="P4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e5e1d" officeooo:paragraph-rsid="001e5e1d" fo:background-color="#ffffff" style:font-size-asian="10.5pt" style:language-asian="zxx" style:country-asian="none" style:font-size-complex="12pt" style:language-complex="zxx" style:country-complex="none"/>
    </style:style>
    <style:style style:name="P4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0.5pt" style:language-asian="zxx" style:country-asian="none" style:font-size-complex="12pt" style:language-complex="zxx" style:country-complex="none"/>
    </style:style>
    <style:style style:name="P5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3e6b8" officeooo:paragraph-rsid="0023e6b8" fo:background-color="#ffffff" style:font-size-asian="10.5pt" style:language-asian="zxx" style:country-asian="none" style:font-size-complex="12pt" style:language-complex="zxx" style:country-complex="none"/>
    </style:style>
    <style:style style:name="P5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52f6f" fo:background-color="#ffffff" style:font-size-asian="10.5pt" style:language-asian="zxx" style:country-asian="none" style:font-size-complex="12pt" style:language-complex="zxx" style:country-complex="none"/>
    </style:style>
    <style:style style:name="P5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3e6b8" fo:background-color="#ffffff" style:font-size-asian="10.5pt" style:language-asian="zxx" style:country-asian="none" style:font-size-complex="12pt" style:language-complex="zxx" style:country-complex="none"/>
    </style:style>
    <style:style style:name="P5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815d" fo:background-color="#ffffff" style:font-size-asian="10.5pt" style:language-asian="zxx" style:country-asian="none" style:font-size-complex="12pt" style:language-complex="zxx" style:country-complex="none"/>
    </style:style>
    <style:style style:name="P5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2f6f" fo:background-color="#ffffff" style:font-size-asian="10.5pt" style:language-asian="zxx" style:country-asian="none" style:font-size-complex="12pt" style:language-complex="zxx" style:country-complex="none"/>
    </style:style>
    <style:style style:name="P5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a74d" officeooo:paragraph-rsid="0025a74d" fo:background-color="#ffffff" style:font-size-asian="10.5pt" style:language-asian="zxx" style:country-asian="none" style:font-size-complex="12pt" style:language-complex="zxx" style:country-complex="none"/>
    </style:style>
    <style:style style:name="P5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0.5pt" style:language-asian="zxx" style:country-asian="none" style:font-size-complex="12pt" style:language-complex="zxx" style:country-complex="none"/>
    </style:style>
    <style:style style:name="P5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0.5pt" style:language-asian="zxx" style:country-asian="none" style:font-size-complex="12pt" style:language-complex="zxx" style:country-complex="none"/>
    </style:style>
    <style:style style:name="P5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ab889" fo:background-color="#ffffff" style:font-size-asian="10.5pt" style:language-asian="zxx" style:country-asian="none" style:font-size-complex="12pt" style:language-complex="zxx" style:country-complex="none"/>
    </style:style>
    <style:style style:name="P5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b372" officeooo:paragraph-rsid="002db372" fo:background-color="#ffffff" style:font-size-asian="10.5pt" style:language-asian="zxx" style:country-asian="none" style:font-size-complex="12pt" style:language-complex="zxx" style:country-complex="none"/>
    </style:style>
    <style:style style:name="P6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c5a6" officeooo:paragraph-rsid="002dc5a6" fo:background-color="#ffffff" style:font-size-asian="10.5pt" style:language-asian="zxx" style:country-asian="none" style:font-size-complex="12pt" style:language-complex="zxx" style:country-complex="none"/>
    </style:style>
    <style:style style:name="P6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c6ac6" officeooo:paragraph-rsid="001d5b0b" fo:background-color="#ffffff" style:font-size-asian="10.5pt" style:language-asian="zxx" style:country-asian="none" style:font-size-complex="12pt" style:language-complex="zxx" style:country-complex="none"/>
    </style:style>
    <style:style style:name="P6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6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6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6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6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P6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2pt" style:language-asian="zxx" style:country-asian="none" style:font-size-complex="12pt" style:language-complex="zxx" style:country-complex="none"/>
    </style:style>
    <style:style style:name="P6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21445b" fo:background-color="#ffffff" style:font-size-asian="12pt" style:language-asian="zxx" style:country-asian="none" style:font-size-complex="12pt" style:language-complex="zxx" style:country-complex="none"/>
    </style:style>
    <style:style style:name="P6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280a6" officeooo:paragraph-rsid="002280a6" fo:background-color="#ffffff" style:font-size-asian="12pt" style:language-asian="zxx" style:country-asian="none" style:font-size-complex="12pt" style:language-complex="zxx" style:country-complex="none"/>
    </style:style>
    <style:style style:name="P7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2pt" style:language-asian="zxx" style:country-asian="none" style:font-size-complex="12pt" style:language-complex="zxx" style:country-complex="none"/>
    </style:style>
    <style:style style:name="P7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ab889" officeooo:paragraph-rsid="002ab889" fo:background-color="#ffffff" style:font-size-asian="12pt" style:language-asian="zxx" style:country-asian="none" style:font-size-complex="12pt" style:language-complex="zxx" style:country-complex="none"/>
    </style:style>
    <style:style style:name="P7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2pt" style:language-asian="zxx" style:country-asian="none" style:font-size-complex="12pt" style:language-complex="zxx" style:country-complex="none"/>
    </style:style>
    <style:style style:name="P7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ab889" fo:background-color="#ffffff" style:font-size-asian="12pt" style:language-asian="zxx" style:country-asian="none" style:font-size-complex="12pt" style:language-complex="zxx" style:country-complex="none"/>
    </style:style>
    <style:style style:name="P7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e13ba" officeooo:paragraph-rsid="002e13ba" fo:background-color="#ffffff" style:font-size-asian="12pt" style:language-asian="zxx" style:country-asian="none" style:font-size-complex="12pt" style:language-complex="zxx" style:country-complex="none"/>
    </style:style>
    <style:style style:name="P7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f4361" officeooo:paragraph-rsid="002f4361" fo:background-color="#ffffff" style:font-size-asian="12pt" style:language-asian="zxx" style:country-asian="none" style:font-size-complex="12pt" style:language-complex="zxx" style:country-complex="none"/>
    </style:style>
    <style:style style:name="P7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0bfc9" officeooo:paragraph-rsid="0030bfc9" fo:background-color="#ffffff" style:font-size-asian="12pt" style:language-asian="zxx" style:country-asian="none" style:font-size-complex="12pt" style:language-complex="zxx" style:country-complex="none"/>
    </style:style>
    <style:style style:name="P7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41ad" officeooo:paragraph-rsid="003241ad" fo:background-color="#ffffff" style:font-size-asian="12pt" style:language-asian="zxx" style:country-asian="none" style:font-size-complex="12pt" style:language-complex="zxx" style:country-complex="none"/>
    </style:style>
    <style:style style:name="P7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adae" officeooo:paragraph-rsid="0032adae" fo:background-color="#ffffff" style:font-size-asian="12pt" style:language-asian="zxx" style:country-asian="none" style:font-size-complex="12pt" style:language-complex="zxx" style:country-complex="none"/>
    </style:style>
    <style:style style:name="P7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387d9" officeooo:paragraph-rsid="003387d9" fo:background-color="#ffffff" style:font-size-asian="12pt" style:language-asian="zxx" style:country-asian="none" style:font-size-complex="12pt" style:language-complex="zxx" style:country-complex="none"/>
    </style:style>
    <style:style style:name="P8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387d9" officeooo:paragraph-rsid="003a7a6e" fo:background-color="#ffffff" style:font-size-asian="12pt" style:language-asian="zxx" style:country-asian="none" style:font-size-complex="12pt" style:language-complex="zxx" style:country-complex="none"/>
    </style:style>
    <style:style style:name="P8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4e815" officeooo:paragraph-rsid="0034e815" fo:background-color="#ffffff" style:font-size-asian="12pt" style:language-asian="zxx" style:country-asian="none" style:font-size-complex="12pt" style:language-complex="zxx" style:country-complex="none"/>
    </style:style>
    <style:style style:name="P8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62e20" officeooo:paragraph-rsid="00362e20" fo:background-color="#ffffff" style:font-size-asian="12pt" style:language-asian="zxx" style:country-asian="none" style:font-size-complex="12pt" style:language-complex="zxx" style:country-complex="none"/>
    </style:style>
    <style:style style:name="P8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8a3db" officeooo:paragraph-rsid="0038a3db" fo:background-color="#ffffff" style:font-size-asian="12pt" style:language-asian="zxx" style:country-asian="none" style:font-size-complex="12pt" style:language-complex="zxx" style:country-complex="none"/>
    </style:style>
    <style:style style:name="P8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a7a6e" officeooo:paragraph-rsid="003a7a6e" fo:background-color="#ffffff" style:font-size-asian="12pt" style:language-asian="zxx" style:country-asian="none" style:font-size-complex="12pt" style:language-complex="zxx" style:country-complex="none"/>
    </style:style>
    <style:style style:name="P8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c52f2" officeooo:paragraph-rsid="003c52f2" fo:background-color="#ffffff" style:font-size-asian="12pt" style:language-asian="zxx" style:country-asian="none" style:font-size-complex="12pt" style:language-complex="zxx" style:country-complex="none"/>
    </style:style>
    <style:style style:name="P8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c52f2" officeooo:paragraph-rsid="003a7a6e" fo:background-color="#ffffff" style:font-size-asian="12pt" style:language-asian="zxx" style:country-asian="none" style:font-size-complex="12pt" style:language-complex="zxx" style:country-complex="none"/>
    </style:style>
    <style:style style:name="P8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1445b" officeooo:paragraph-rsid="0021445b" fo:background-color="#ffffff" style:font-size-asian="12pt" style:language-asian="zxx" style:country-asian="none" style:font-size-complex="12pt" style:language-complex="zxx" style:country-complex="none"/>
    </style:style>
    <style:style style:name="P8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27c1" officeooo:paragraph-rsid="0030bfc9" fo:background-color="#ffffff" style:font-size-asian="12pt" style:language-asian="zxx" style:country-asian="none" style:font-size-complex="12pt" style:language-complex="zxx" style:country-complex="none"/>
    </style:style>
    <style:style style:name="P8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406b58" officeooo:paragraph-rsid="00406b58" fo:background-color="#ffffff" style:font-size-asian="12pt" style:language-asian="zxx" style:country-asian="none" style:font-size-complex="12pt" style:language-complex="zxx" style:country-complex="none"/>
    </style:style>
    <style:style style:name="P90"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91"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38f7d" officeooo:paragraph-rsid="00238f7d" fo:background-color="#ffffff" style:font-size-asian="18pt" style:language-asian="zxx" style:country-asian="none" style:font-size-complex="18pt" style:language-complex="zxx" style:country-complex="none"/>
    </style:style>
    <style:style style:name="P92"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9c581" officeooo:paragraph-rsid="0029c581" fo:background-color="#ffffff" style:font-size-asian="18pt" style:language-asian="zxx" style:country-asian="none" style:font-size-complex="18pt" style:language-complex="zxx" style:country-complex="none"/>
    </style:style>
    <style:style style:name="P93"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3387d9" officeooo:paragraph-rsid="003387d9" fo:background-color="#ffffff" style:font-size-asian="18pt" style:language-asian="zxx" style:country-asian="none" style:font-size-complex="18pt" style:language-complex="zxx" style:country-complex="none"/>
    </style:style>
    <style:style style:name="P94"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3387d9" officeooo:paragraph-rsid="00406b58" fo:background-color="#ffffff" style:font-size-asian="18pt" style:language-asian="zxx" style:country-asian="none" style:font-size-complex="18pt" style:language-complex="zxx" style:country-complex="none"/>
    </style:style>
    <style:style style:name="P95" style:family="paragraph" style:parent-style-name="Standard">
      <style:paragraph-properties fo:margin-left="0in" fo:margin-right="0in" fo:text-align="start" style:justify-single-word="false" fo:text-indent="0in" style:auto-text-indent="false"/>
      <style:text-properties fo:color="#008000" style:font-name="Consolas" fo:font-size="9.5pt" officeooo:paragraph-rsid="002280a6" fo:background-color="#ffffff" style:font-size-asian="9.5pt"/>
    </style:style>
    <style:style style:name="P96" style:family="paragraph" style:parent-style-name="Standard">
      <style:paragraph-properties fo:margin-left="0in" fo:margin-right="0in" fo:text-align="start" style:justify-single-word="false" fo:text-indent="0in" style:auto-text-indent="false"/>
      <style:text-properties fo:color="#808080" style:font-name="Consolas" fo:font-size="9.5pt" fo:language="zxx" fo:country="none" officeooo:rsid="0034e815" officeooo:paragraph-rsid="0034e815" fo:background-color="#ffffff" style:font-size-asian="9.5pt" style:language-asian="zxx" style:country-asian="none" style:font-size-complex="12pt" style:language-complex="zxx" style:country-complex="none"/>
    </style:style>
    <style:style style:name="P97" style:family="paragraph" style:parent-style-name="Standard">
      <style:paragraph-properties fo:margin-left="0in" fo:margin-right="0in" fo:text-align="start" style:justify-single-word="false" fo:text-indent="0in" style:auto-text-indent="false"/>
      <style:text-properties fo:color="#808080" style:font-name="Times New Roman" fo:font-size="12pt" fo:language="zxx" fo:country="none" officeooo:rsid="003a7a6e" officeooo:paragraph-rsid="003a7a6e" fo:background-color="#ffffff" style:font-size-asian="12pt" style:language-asian="zxx" style:country-asian="none" style:font-size-complex="12pt" style:language-complex="zxx" style:country-complex="none"/>
    </style:style>
    <style:style style:name="P98"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99"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406b58" officeooo:paragraph-rsid="00406b58" fo:background-color="#ffffff" style:font-size-asian="18pt" style:language-asian="zxx" style:country-asian="none" style:font-size-complex="18pt" style:language-complex="zxx" style:country-complex="none"/>
    </style:style>
    <style:style style:name="P100"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101" style:family="paragraph" style:parent-style-name="Standard">
      <style:paragraph-properties fo:margin-left="0in" fo:margin-right="0in" fo:text-align="start" style:justify-single-word="false" fo:text-indent="0in" style:auto-text-indent="false"/>
      <style:text-properties fo:color="#000000" style:font-name="Consolas" fo:font-size="9.5pt" officeooo:paragraph-rsid="00440585" fo:background-color="#ffffff" style:font-size-asian="9.5pt"/>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officeooo:rsid="001b34c0" fo:background-color="#ffffff" loext:char-shading-value="0" style:font-size-asian="9.5pt"/>
    </style:style>
    <style:style style:name="T4" style:family="text">
      <style:text-properties fo:color="#000000" style:font-name="Consolas" fo:font-size="9.5pt" officeooo:rsid="002280a6" fo:background-color="#ffffff" loext:char-shading-value="0" style:font-size-asian="9.5pt"/>
    </style:style>
    <style:style style:name="T5" style:family="text">
      <style:text-properties fo:color="#000000" style:font-name="Consolas" fo:font-size="9.5pt" officeooo:rsid="002dc5a6" fo:background-color="#ffffff" loext:char-shading-value="0" style:font-size-asian="9.5pt"/>
    </style:style>
    <style:style style:name="T6" style:family="text">
      <style:text-properties fo:color="#000000"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7" style:family="text">
      <style:text-properties fo:color="#000000" style:font-name="Consolas" fo:font-size="9.5pt" style:text-underline-style="solid" style:text-underline-width="auto" style:text-underline-color="font-color" fo:background-color="#ffffff" loext:char-shading-value="0" style:font-size-asian="9.5pt"/>
    </style:style>
    <style:style style:name="T8" style:family="text">
      <style:text-properties fo:color="#000000" fo:background-color="#ffffff" loext:char-shading-value="0"/>
    </style:style>
    <style:style style:name="T9" style:family="text">
      <style:text-properties fo:color="#000000" officeooo:rsid="00138cf9" fo:background-color="#ffffff" loext:char-shading-value="0"/>
    </style:style>
    <style:style style:name="T10" style:family="text">
      <style:text-properties fo:color="#000000" officeooo:rsid="0013e2d1" fo:background-color="#ffffff" loext:char-shading-value="0"/>
    </style:style>
    <style:style style:name="T11" style:family="text">
      <style:text-properties officeooo:rsid="00068013"/>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14" style:family="text">
      <style:text-properties officeooo:rsid="0007e854"/>
    </style:style>
    <style:style style:name="T15" style:family="text">
      <style:text-properties officeooo:rsid="000f1c7f"/>
    </style:style>
    <style:style style:name="T16" style:family="text">
      <style:text-properties fo:color="#a31515"/>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440585" fo:background-color="#ffffff" loext:char-shading-value="0" style:font-size-asian="9.5pt"/>
    </style:style>
    <style:style style:name="T19" style:family="text">
      <style:text-properties fo:color="#a31515" officeooo:rsid="00440585"/>
    </style:style>
    <style:style style:name="T20" style:family="text">
      <style:text-properties fo:color="#2b91af" style:font-name="Consolas" fo:font-size="9.5pt" fo:background-color="#ffffff" loext:char-shading-value="0" style:font-size-asian="9.5pt"/>
    </style:style>
    <style:style style:name="T21" style:family="text">
      <style:text-properties style:font-name="Consolas" fo:font-size="9.5pt" fo:background-color="#ffffff" loext:char-shading-value="0" style:font-size-asian="9.5pt"/>
    </style:style>
    <style:style style:name="T22" style:family="text">
      <style:text-properties style:font-name="Consolas" fo:font-size="9.5pt" officeooo:rsid="002ca329" fo:background-color="#ffffff" loext:char-shading-value="0" style:font-size-asian="9.5pt"/>
    </style:style>
    <style:style style:name="T23" style:family="text">
      <style:text-properties fo:background-color="#ffffff" loext:char-shading-value="0"/>
    </style:style>
    <style:style style:name="T24" style:family="text">
      <style:text-properties officeooo:rsid="0018f135" fo:background-color="#ffffff" loext:char-shading-value="0"/>
    </style:style>
    <style:style style:name="T25" style:family="text">
      <style:text-properties officeooo:rsid="001b34c0" fo:background-color="#ffffff" loext:char-shading-value="0"/>
    </style:style>
    <style:style style:name="T26" style:family="text">
      <style:text-properties officeooo:rsid="001c6ac6" fo:background-color="#ffffff" loext:char-shading-value="0"/>
    </style:style>
    <style:style style:name="T27" style:family="text">
      <style:text-properties officeooo:rsid="0021445b" fo:background-color="#ffffff" loext:char-shading-value="0"/>
    </style:style>
    <style:style style:name="T28" style:family="text">
      <style:text-properties officeooo:rsid="002280a6" fo:background-color="#ffffff" loext:char-shading-value="0"/>
    </style:style>
    <style:style style:name="T29" style:family="text">
      <style:text-properties officeooo:rsid="00252f6f" fo:background-color="#ffffff" loext:char-shading-value="0"/>
    </style:style>
    <style:style style:name="T30" style:family="text">
      <style:text-properties officeooo:rsid="0025815d" fo:background-color="#ffffff" loext:char-shading-value="0"/>
    </style:style>
    <style:style style:name="T31" style:family="text">
      <style:text-properties officeooo:rsid="002771c3" fo:background-color="#ffffff" loext:char-shading-value="0"/>
    </style:style>
    <style:style style:name="T32" style:family="text">
      <style:text-properties officeooo:rsid="002ca329" fo:background-color="#ffffff" loext:char-shading-value="0"/>
    </style:style>
    <style:style style:name="T33" style:family="text">
      <style:text-properties officeooo:rsid="003227c1" fo:background-color="#ffffff" loext:char-shading-value="0"/>
    </style:style>
    <style:style style:name="T34" style:family="text">
      <style:text-properties officeooo:rsid="0034e815" fo:background-color="#ffffff" loext:char-shading-value="0"/>
    </style:style>
    <style:style style:name="T35" style:family="text">
      <style:text-properties officeooo:rsid="003a7a6e" fo:background-color="#ffffff" loext:char-shading-value="0"/>
    </style:style>
    <style:style style:name="T36" style:family="text">
      <style:text-properties officeooo:rsid="003c52f2" fo:background-color="#ffffff" loext:char-shading-value="0"/>
    </style:style>
    <style:style style:name="T37" style:family="text">
      <style:text-properties officeooo:rsid="003e6869" fo:background-color="#ffffff" loext:char-shading-value="0"/>
    </style:style>
    <style:style style:name="T38" style:family="text">
      <style:text-properties fo:color="#008000" style:font-name="Consolas" fo:font-size="9.5pt" fo:background-color="#ffffff" loext:char-shading-value="0" style:font-size-asian="9.5pt"/>
    </style:style>
    <style:style style:name="T39" style:family="text">
      <style:text-properties fo:color="#008000" style:font-name="Consolas" fo:font-size="9.5pt" officeooo:rsid="002280a6" fo:background-color="#ffffff" loext:char-shading-value="0" style:font-size-asian="9.5pt"/>
    </style:style>
    <style:style style:name="T40" style:family="text">
      <style:text-properties officeooo:rsid="00406b58"/>
    </style:style>
    <style:style style:name="T41" style:family="text">
      <style:text-properties officeooo:rsid="004405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3">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4">one 'generic' </text:span>parameter:</text:p>
      <text:p text:style-name="P10"/>
      <text:p text:style-name="P10"><text:span text:style-name="T12">var</text:span><text:span text:style-name="T1"> t = </text:span><text:span text:style-name="T12">new</text:span><text:span text:style-name="T1"> Task&lt;</text:span><text:span text:style-name="T12">int</text:span><text:span text:style-name="T1">&gt;(Procedure, </text:span><text:span text:style-name="T12">new</text:span><text:span text:style-name="T1"> </text:span><text:span text:style-name="T12">object</text:span><text:span text:style-name="T1">());</text:span></text:p>
      <text:p text:style-name="P11">t.Start();</text:p>
      <text:p text:style-name="P10"><text:span text:style-name="T12">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11">Perform the long running operation here!</text:span></text:p>
      <text:p text:style-name="P2"/>
      <text:p text:style-name="P98">If (token.IsCancellationRequested)</text:p>
      <text:p text:style-name="P98">{</text:p>
      <text:p text:style-name="P98"><text:s text:c="4"/>token.ThrowIfCancellationRequested();</text:p>
      <text:p text:style-name="P98">}</text:p>
      <text:p text:style-name="P2">}, token);</text:p>
      <text:p text:style-name="P2"/>
      <text:p text:style-name="P2">// <text:span text:style-name="T11">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5">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5">t1, t2.....</text:span>) ==&gt; Waits for ALL the tasks to be completed <text:span text:style-name="T15">before proceeding</text:span></text:p>
      <text:p text:style-name="P7">- Task.Wait<text:span text:style-name="T15">Any</text:span>(<text:span text:style-name="T15">t1, t2.....</text:span>) ==&gt; Waits for <text:span text:style-name="T15">the first </text:span>task <text:span text:style-name="T15">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7"><text:span text:style-name="T12">var</text:span><text:span text:style-name="T1"> t = Task.Factory.StartNew(() =&gt;</text:span></text:p>
      <text:p text:style-name="P24">{</text:p>
      <text:p text:style-name="P16"><text:span text:style-name="T1"><text:s text:c="4"/></text:span><text:span text:style-name="T12">throw</text:span><text:span text:style-name="T1"> </text:span><text:span text:style-name="T12">new</text:span><text:span text:style-name="T1"> InvalidOperationException();</text:span></text:p>
      <text:p text:style-name="P25">});</text:p>
      <text:p text:style-name="P25"/>
      <text:p text:style-name="P18"><text:span text:style-name="T8">In order to handle these exceptions correctly we need to try/</text:span><text:span text:style-name="T9">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10">This has to be handled with a lambda expression, though:</text:span></text:p>
      <text:p text:style-name="P42"/>
      <text:p text:style-name="P19"><text:span text:style-name="T2"><text:s text:c="12"/></text:span><text:span text:style-name="T12">try</text:span></text:p>
      <text:p text:style-name="P26"><text:s text:c="12"/>{</text:p>
      <text:p text:style-name="P26"><text:s text:c="16"/>FaultyMultiThre<text:span text:style-name="T41">a</text:span>dedProcedure();</text:p>
      <text:p text:style-name="P26"><text:s text:c="12"/>}</text:p>
      <text:p text:style-name="P20"><text:span text:style-name="T1"><text:s text:c="12"/></text:span><text:span text:style-name="T12">catch</text:span><text:span text:style-name="T1"> (AggregateException ae)</text:span></text:p>
      <text:p text:style-name="P26"><text:s text:c="12"/>{</text:p>
      <text:p text:style-name="P26"><text:s text:c="16"/>ae.Handle(e =&gt;</text:p>
      <text:p text:style-name="P26"><text:s text:c="16"/>{</text:p>
      <text:p text:style-name="P20"><text:span text:style-name="T1"><text:s text:c="20"/></text:span><text:span text:style-name="T12">if</text:span><text:span text:style-name="T1"> (e </text:span><text:span text:style-name="T12">is</text:span><text:span text:style-name="T1"> AccessViolationException)</text:span></text:p>
      <text:p text:style-name="P26"><text:s text:c="20"/>{</text:p>
      <text:p text:style-name="P20"><text:span text:style-name="T1"><text:s text:c="24"/>Console.WriteLine(</text:span><text:span text:style-name="T17">"AccessViolationException handled </text:span><text:span text:style-name="T18">here</text:span><text:span text:style-name="T17">"</text:span><text:span text:style-name="T1">);</text:span></text:p>
      <text:p text:style-name="P20"><text:span text:style-name="T1"><text:s text:c="24"/></text:span><text:span text:style-name="T12">return</text:span><text:span text:style-name="T1"> </text:span><text:span text:style-name="T12">true</text:span><text:span text:style-name="T1">;</text:span></text:p>
      <text:p text:style-name="P26"><text:s text:c="20"/>}</text:p>
      <text:p text:style-name="P20"><text:span text:style-name="T1"><text:s text:c="20"/></text:span><text:span text:style-name="T12">else</text:span></text:p>
      <text:p text:style-name="P26"><text:s text:c="20"/>{</text:p>
      <text:p text:style-name="P101"><text:s text:c="24"/>Console.WriteLine(<text:span text:style-name="T16">"</text:span><text:span text:style-name="T19">Handle tanything else outside.</text:span><text:span text:style-name="T16">"</text:span>);</text:p>
      <text:p text:style-name="P20"><text:span text:style-name="T1"><text:s text:c="24"/></text:span><text:span text:style-name="T12">return</text:span><text:span text:style-name="T1"> </text:span><text:span text:style-name="T12">false</text:span><text:span text:style-name="T1">;</text:span></text:p>
      <text:p text:style-name="P26"><text:s text:c="20"/>}</text:p>
      <text:p text:style-name="P26"><text:s text:c="16"/>});</text:p>
      <text:p text:style-name="P27"><text:s text:c="12"/>}</text:p>
      <text:p text:style-name="P43"/>
      <text:p text:style-name="P43"/>
      <text:p text:style-name="P90">2 Data Sharing and Synchronization</text:p>
      <text:p text:style-name="P43"/>
      <text:p text:style-name="P43"/>
      <text:p text:style-name="P44">2.1 Critical Sections</text:p>
      <text:p text:style-name="P44"/>
      <text:p text:style-name="P45">These are non-atomic sections of the code where non-synchronized execution may or may not lead to unexpected results. Here an example:</text:p>
      <text:p text:style-name="P45"/>
      <text:p text:style-name="P45"/>
      <text:p text:style-name="P45"/>
      <text:p text:style-name="P45"><text:soft-page-break/></text:p>
      <text:p text:style-name="P45"><text:span text:style-name="T21"><text:s text:c="4"/></text:span><text:span text:style-name="T12">public</text:span><text:span text:style-name="T21"> </text:span><text:span text:style-name="T12">class</text:span><text:span text:style-name="T21"> </text:span><text:span text:style-name="T20">UnsafeBank</text:span></text:p>
      <text:p text:style-name="P12"><text:s text:c="4"/>{</text:p>
      <text:p text:style-name="Standard"><text:span text:style-name="T1"><text:s text:c="8"/></text:span><text:span text:style-name="T12">public</text:span><text:span text:style-name="T1"> </text:span><text:span text:style-name="T12">int</text:span><text:span text:style-name="T1"> Balance { </text:span><text:span text:style-name="T12">get</text:span><text:span text:style-name="T1">; </text:span><text:span text:style-name="T12">private</text:span><text:span text:style-name="T1"> </text:span><text:span text:style-name="T12">set</text:span><text:span text:style-name="T1">; }</text:span></text:p>
      <text:p text:style-name="P12"/>
      <text:p text:style-name="Standard"><text:span text:style-name="T1"><text:s text:c="8"/></text:span><text:span text:style-name="T12">public</text:span><text:span text:style-name="T1"> </text:span><text:span text:style-name="T12">void</text:span><text:span text:style-name="T1"> Deposit(</text:span><text:span text:style-name="T12">int</text:span><text:span text:style-name="T1"> amount)</text:span></text:p>
      <text:p text:style-name="P12"><text:s text:c="8"/>{</text:p>
      <text:p text:style-name="P12"><text:s text:c="12"/>Balance += amount;</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P12"><text:s text:c="12"/>Balance -= amount;</text:p>
      <text:p text:style-name="P12"><text:s text:c="8"/>}</text:p>
      <text:p text:style-name="P28"><text:s text:c="4"/>}</text:p>
      <text:p text:style-name="P28"/>
      <text:p text:style-name="P62">This not thread-safe. The simplest way to make this thread safe is to use a locking object around critical sections:</text:p>
      <text:p text:style-name="P62"/>
      <text:p text:style-name="P62"><text:span text:style-name="T12">private</text:span><text:span text:style-name="T21"> </text:span><text:span text:style-name="T12">object</text:span><text:span text:style-name="T21"> _padlock= </text:span><text:span text:style-name="T12">new</text:span><text:span text:style-name="T21"> </text:span><text:span text:style-name="T12">object</text:span><text:span text:style-name="T21">();</text:span></text:p>
      <text:p text:style-name="P28"/>
      <text:p text:style-name="P28">//</text:p>
      <text:p text:style-name="P28"/>
      <text:p text:style-name="P62"><text:span text:style-name="T21"><text:s text:c="8"/></text:span><text:span text:style-name="T12">public</text:span><text:span text:style-name="T21"> </text:span><text:span text:style-name="T12">void</text:span><text:span text:style-name="T21"> Deposit(</text:span><text:span text:style-name="T12">int</text:span><text:span text:style-name="T21"> amount)</text:span></text:p>
      <text:p text:style-name="P12"><text:s text:c="8"/>{</text:p>
      <text:p text:style-name="Standard"><text:span text:style-name="T1"><text:s text:c="12"/></text:span><text:span text:style-name="T12">lock</text:span><text:span text:style-name="T1"> (_padlock)</text:span></text:p>
      <text:p text:style-name="P12"><text:s text:c="12"/>{</text:p>
      <text:p text:style-name="P12"><text:s text:c="16"/>Balance += amount;</text:p>
      <text:p text:style-name="P12"><text:s text:c="12"/>}</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Standard"><text:span text:style-name="T1"><text:s text:c="12"/></text:span><text:span text:style-name="T12">lock</text:span><text:span text:style-name="T1"> (_padlock)</text:span></text:p>
      <text:p text:style-name="P12"><text:s text:c="12"/>{</text:p>
      <text:p text:style-name="P12"><text:s text:c="16"/>Balance -= amount;</text:p>
      <text:p text:style-name="P12"><text:s text:c="12"/>}</text:p>
      <text:p text:style-name="P28"><text:s text:c="8"/>}</text:p>
      <text:p text:style-name="P28"/>
      <text:p text:style-name="P28"/>
      <text:p text:style-name="P63">2.2 Interlocking</text:p>
      <text:p text:style-name="P63"/>
      <text:p text:style-name="P63"><text:span text:style-name="T23">A more concise and less cumbersome way of handling the synchonization of critical sections is by making use of the Interlocking class. This allows a </text:span><text:span text:style-name="T24">lock-free</text:span><text:span text:style-name="T23"> synchonization of increment/decrement-based critical sections</text:span></text:p>
      <text:p text:style-name="P63"/>
      <text:p text:style-name="P63"><text:span text:style-name="T21"><text:s text:c="8"/></text:span><text:span text:style-name="T12">public</text:span><text:span text:style-name="T21"> </text:span><text:span text:style-name="T12">void</text:span><text:span text:style-name="T21"> Deposit(</text:span><text:span text:style-name="T12">int</text:span><text:span text:style-name="T21"> amount)</text:span></text:p>
      <text:p text:style-name="P12"><text:s text:c="8"/>{</text:p>
      <text:p text:style-name="Standard"><text:span text:style-name="T1"><text:s text:c="12"/>Interlocked.Add(</text:span><text:span text:style-name="T12">ref</text:span><text:span text:style-name="T1"> _balance, amount);</text:span></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Standard"><text:span text:style-name="T1"><text:s text:c="12"/>Interlocked.Add(</text:span><text:span text:style-name="T12">ref</text:span><text:span text:style-name="T1"> _balance, -amount);</text:span></text:p>
      <text:p text:style-name="P29"><text:s text:c="8"/>}</text:p>
      <text:p text:style-name="P29"/>
      <text:p text:style-name="P64">The limit of this approach is represented by the very limited amount of operations that the interlocked class provides.</text:p>
      <text:p text:style-name="P64"/>
      <text:p text:style-name="P64"/>
      <text:p text:style-name="P66"/>
      <text:p text:style-name="P66"><text:soft-page-break/>2.3 Monitor</text:p>
      <text:p text:style-name="P66"/>
      <text:p text:style-name="P66">Monitors are similar to Interlocked with the additional option of specifying a timeout:</text:p>
      <text:p text:style-name="P66"/>
      <text:p text:style-name="P66"><text:span text:style-name="T21"><text:s text:c="8"/></text:span><text:span text:style-name="T12">public</text:span><text:span text:style-name="T21"> </text:span><text:span text:style-name="T12">void</text:span><text:span text:style-name="T21"> Deposit(</text:span><text:span text:style-name="T12">int</text:span><text:span text:style-name="T21"> amount)</text:span></text:p>
      <text:p text:style-name="P12"><text:s text:c="8"/>{</text:p>
      <text:p text:style-name="P12"><text:s text:c="12"/>Monitor.Enter(_monitorLock);</text:p>
      <text:p text:style-name="P12"><text:s text:c="12"/>_balance += amount;</text:p>
      <text:p text:style-name="P12"><text:s text:c="12"/>Monitor.Exit(_monitorLock);</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P12"><text:s text:c="12"/>Monitor.Enter(_monitorLock);</text:p>
      <text:p text:style-name="P12"><text:s text:c="12"/>_balance -= amount;</text:p>
      <text:p text:style-name="P12"><text:s text:c="12"/>Monitor.Exit(_monitorLock);</text:p>
      <text:p text:style-name="P30"><text:s text:c="8"/>}</text:p>
      <text:p text:style-name="P66"/>
      <text:p text:style-name="P66"/>
      <text:p text:style-name="P65"><text:span text:style-name="T23">2.</text:span><text:span text:style-name="T25">4</text:span><text:span text:style-name="T23"> Spin Locking</text:span></text:p>
      <text:p text:style-name="P65"/>
      <text:p text:style-name="P65">Until now we have synchronized the access at the data level. The SpinLock class allows the synchronization at execution level:</text:p>
      <text:p text:style-name="P65"/>
      <text:p text:style-name="P65"><text:span text:style-name="T21"><text:s text:c="20"/></text:span><text:span text:style-name="T12">bool</text:span><text:span text:style-name="T21"> lockTaken = </text:span><text:span text:style-name="T12">false</text:span><text:span text:style-name="T21">;</text:span></text:p>
      <text:p text:style-name="Standard"><text:span text:style-name="T1"><text:s text:c="20"/></text:span><text:span text:style-name="T12">try</text:span></text:p>
      <text:p text:style-name="P12"><text:s text:c="20"/>{</text:p>
      <text:p text:style-name="Standard"><text:span text:style-name="T1"><text:s text:c="24"/>spinLock.Enter(</text:span><text:span text:style-name="T12">ref</text:span><text:span text:style-name="T1"> lockTaken); </text:span></text:p>
      <text:p text:style-name="Standard"><text:span text:style-name="T1"><text:s text:c="24"/>bank.Deposit(1); // </text:span><text:span text:style-name="T3">or Withdraw</text:span></text:p>
      <text:p text:style-name="P12"><text:s text:c="20"/>}</text:p>
      <text:p text:style-name="Standard"><text:span text:style-name="T1"><text:s text:c="20"/></text:span><text:span text:style-name="T12">finally</text:span></text:p>
      <text:p text:style-name="P12"><text:s text:c="20"/>{</text:p>
      <text:p text:style-name="Standard"><text:span text:style-name="T1"><text:s text:c="24"/></text:span><text:span text:style-name="T12">if</text:span><text:span text:style-name="T1"> (lockTaken) spinLock.Exit();</text:span></text:p>
      <text:p text:style-name="P31"><text:s text:c="20"/>}</text:p>
      <text:p text:style-name="P31"/>
      <text:p text:style-name="P46"><text:span text:style-name="T23">It is to be noted that trying to execute Enter more than once in a row will lead to an exception. This is particularly painful </text:span><text:span text:style-name="T26">when dealing with recursion.</text:span></text:p>
      <text:p text:style-name="P61"/>
      <text:p text:style-name="P47"><text:span text:style-name="T26">2.</text:span><text:span text:style-name="T23">4 Mutex</text:span></text:p>
      <text:p text:style-name="P47"/>
      <text:p text:style-name="P48">Mutex are more powerful than spin locks for at least two reasons:</text:p>
      <text:p text:style-name="P48">1) They can be aggregated.</text:p>
      <text:p text:style-name="P48">2) They can be used to synchronize different processes.</text:p>
      <text:p text:style-name="P48"/>
      <text:p text:style-name="P49">Here an example of aggregation:</text:p>
      <text:p text:style-name="P49"/>
      <text:p text:style-name="P49"><text:span text:style-name="T21"><text:s text:c="20"/></text:span><text:span text:style-name="T12">bool</text:span><text:span text:style-name="T21"> lockTaken = WaitHandle.WaitAll(</text:span><text:span text:style-name="T12">new</text:span><text:span text:style-name="T21">[] { mutex1, mutex2 });</text:span></text:p>
      <text:p text:style-name="Standard"><text:span text:style-name="T1"><text:s text:c="20"/></text:span><text:span text:style-name="T12">try</text:span></text:p>
      <text:p text:style-name="P12"><text:s text:c="20"/>{</text:p>
      <text:p text:style-name="P12"><text:s text:c="24"/>bank2.Transfer(bank, 1);</text:p>
      <text:p text:style-name="P12"><text:s text:c="20"/>}</text:p>
      <text:p text:style-name="Standard"><text:span text:style-name="T1"><text:s text:c="20"/></text:span><text:span text:style-name="T12">finally</text:span></text:p>
      <text:p text:style-name="P12"><text:s text:c="20"/>{</text:p>
      <text:p text:style-name="Standard"><text:span text:style-name="T1"><text:s text:c="24"/></text:span><text:span text:style-name="T12">if</text:span><text:span text:style-name="T1"> (lockTaken)</text:span></text:p>
      <text:p text:style-name="P12"><text:s text:c="24"/>{</text:p>
      <text:p text:style-name="P12"><text:s text:c="28"/>mutex1.ReleaseMutex();</text:p>
      <text:p text:style-name="P12"><text:s text:c="28"/>mutex2.ReleaseMutex();</text:p>
      <text:p text:style-name="P12"><text:s text:c="24"/>}</text:p>
      <text:p text:style-name="P32"><text:s text:c="20"/>}</text:p>
      <text:p text:style-name="P32"/>
      <text:p text:style-name="P67"><text:soft-page-break/>Here an example of process synchronization:</text:p>
      <text:p text:style-name="P67"/>
      <text:p text:style-name="P67"><text:span text:style-name="T21"><text:s text:c="8"/></text:span><text:span text:style-name="T12">private</text:span><text:span text:style-name="T21"> </text:span><text:span text:style-name="T12">static</text:span><text:span text:style-name="T21"> </text:span><text:span text:style-name="T12">void</text:span><text:span text:style-name="T21"> GlobalMutex()</text:span></text:p>
      <text:p text:style-name="P12"><text:s text:c="8"/>{</text:p>
      <text:p text:style-name="Standard"><text:span text:style-name="T1"><text:s text:c="12"/></text:span><text:span text:style-name="T12">const</text:span><text:span text:style-name="T1"> </text:span><text:span text:style-name="T12">string</text:span><text:span text:style-name="T1"> appName = </text:span><text:span text:style-name="T17">"MyApp"</text:span><text:span text:style-name="T1">;</text:span></text:p>
      <text:p text:style-name="P12"><text:s text:c="12"/>System.Threading.Mutex mutex;</text:p>
      <text:p text:style-name="Standard"><text:span text:style-name="T1"><text:s text:c="12"/></text:span><text:span text:style-name="T12">try</text:span></text:p>
      <text:p text:style-name="P12"><text:s text:c="12"/>{</text:p>
      <text:p text:style-name="P12"><text:s text:c="16"/>mutex = System.Threading.Mutex.OpenExisting(appName);</text:p>
      <text:p text:style-name="Standard"><text:span text:style-name="T1"><text:s text:c="16"/>Console.WriteLine(</text:span><text:span text:style-name="T17">$"Sorry, </text:span><text:span text:style-name="T1">{appName}</text:span><text:span text:style-name="T17"> is already running."</text:span><text:span text:style-name="T1">);</text:span></text:p>
      <text:p text:style-name="Standard"><text:span text:style-name="T1"><text:s text:c="16"/></text:span><text:span text:style-name="T12">return</text:span><text:span text:style-name="T1">;</text:span></text:p>
      <text:p text:style-name="P12"><text:s text:c="12"/>}</text:p>
      <text:p text:style-name="Standard"><text:span text:style-name="T1"><text:s text:c="12"/></text:span><text:span text:style-name="T12">catch</text:span><text:span text:style-name="T1"> (WaitHandleCannotBeOpenedException e)</text:span></text:p>
      <text:p text:style-name="P12"><text:s text:c="12"/>{</text:p>
      <text:p text:style-name="Standard"><text:span text:style-name="T1"><text:s text:c="16"/>Console.WriteLine(</text:span><text:span text:style-name="T17">"We can run the program just fine."</text:span><text:span text:style-name="T1">);</text:span></text:p>
      <text:p text:style-name="Standard"><text:span text:style-name="T1"><text:s text:c="16"/></text:span><text:span text:style-name="T38">// first arg = whether to give current thread initial ownership</text:span></text:p>
      <text:p text:style-name="Standard"><text:span text:style-name="T1"><text:s text:c="16"/>mutex = </text:span><text:span text:style-name="T12">new</text:span><text:span text:style-name="T1"> System.Threading.Mutex(</text:span><text:span text:style-name="T12">false</text:span><text:span text:style-name="T1">, appName);</text:span></text:p>
      <text:p text:style-name="P12"><text:s text:c="12"/>}</text:p>
      <text:p text:style-name="P32"><text:s text:c="8"/>}</text:p>
      <text:p text:style-name="P32"/>
      <text:p text:style-name="P68"><text:span text:style-name="T26">2.</text:span><text:span text:style-name="T23">4 </text:span><text:span text:style-name="T27">ReaderWriterLock</text:span><text:span text:style-name="T28">Slim</text:span></text:p>
      <text:p text:style-name="P87"/>
      <text:p text:style-name="P69"><text:span text:style-name="T27">T</text:span><text:span text:style-name="T23">he ReaderWriterLockSlim class supports recursion, though it is not reccommended to employ it. </text:span></text:p>
      <text:p text:style-name="P69"/>
      <text:p text:style-name="P69">Additionally this class allows switching from reader lock to write lock. Here a code snippet:</text:p>
      <text:p text:style-name="P95"/>
      <text:p text:style-name="P21"><text:span text:style-name="T38"><text:s text:c="20"/>// </text:span><text:span text:style-name="T39">Lock for read, but keep the option open from locking a write</text:span></text:p>
      <text:p text:style-name="P12"><text:s text:c="20"/>padlock.EnterUpgradeableReadLock();</text:p>
      <text:p text:style-name="P12"/>
      <text:p text:style-name="Standard"><text:span text:style-name="T1"><text:s text:c="20"/></text:span><text:span text:style-name="T12">if</text:span><text:span text:style-name="T1"> (</text:span><text:span text:style-name="T4">condition</text:span><text:span text:style-name="T1">)</text:span></text:p>
      <text:p text:style-name="P12"><text:s text:c="20"/>{</text:p>
      <text:p text:style-name="Standard"><text:span text:style-name="T1"><text:s text:c="24"/>// </text:span><text:span text:style-name="T4">Locking for a write</text:span></text:p>
      <text:p text:style-name="P12"><text:s text:c="24"/>padlock.EnterWriteLock();</text:p>
      <text:p text:style-name="P12"><text:s text:c="24"/>x++;</text:p>
      <text:p text:style-name="P12"><text:s text:c="24"/>padlock.ExitWriteLock();</text:p>
      <text:p text:style-name="P12"><text:s text:c="20"/>}</text:p>
      <text:p text:style-name="P12"/>
      <text:p text:style-name="Standard"><text:span text:style-name="T1"><text:s text:c="20"/></text:span><text:span text:style-name="T38">// can now read</text:span></text:p>
      <text:p text:style-name="Standard"><text:span text:style-name="T1"><text:s text:c="20"/>Console.WriteLine(</text:span><text:span text:style-name="T17">$"Entered read lock, x = </text:span><text:span text:style-name="T1">{x}</text:span><text:span text:style-name="T17">, pausing for 5sec"</text:span><text:span text:style-name="T1">);</text:span></text:p>
      <text:p text:style-name="P12"><text:s text:c="20"/>Thread.Sleep(5000);</text:p>
      <text:p text:style-name="P15"/>
      <text:p text:style-name="P33"><text:s text:c="20"/>padlock.ExitUpgradeableReadLock();</text:p>
      <text:p text:style-name="P33"/>
      <text:p text:style-name="P33"/>
      <text:p text:style-name="P91">3 Concurrent Collections</text:p>
      <text:p text:style-name="P91"/>
      <text:p text:style-name="P50">The standard Dictionary, Queue and Stack have been optimized for concurrent access and thus can handle multithreading. However, their interfaces have been changed significally.</text:p>
      <text:p text:style-name="P50"/>
      <text:p text:style-name="P50">3.1 ConcurrentDictionary</text:p>
      <text:p text:style-name="P50"/>
      <text:p text:style-name="P50"><text:span text:style-name="T23">The Add, </text:span><text:span text:style-name="T29">Remove, Update</text:span><text:span text:style-name="T23"> ha</text:span><text:span text:style-name="T29">ve</text:span><text:span text:style-name="T23"> been replaced with a TryAdd, </text:span><text:span text:style-name="T29">TryRemove, TryUpdate</text:span><text:span text:style-name="T23"> which return a boolean indicating whether the operation could be completed succesfully or not. </text:span><text:span text:style-name="T29">Moreover an AddOrUpdate method , returning a boolean, has been added.</text:span></text:p>
      <text:p text:style-name="P52"/>
      <text:p text:style-name="P51">It is to be noted that aggregate operations, such as Count, are going to be computationally expensive <text:s/>due to the partitioned implementation of the collection.</text:p>
      <text:p text:style-name="P51"/>
      <text:p text:style-name="P51"><text:soft-page-break/></text:p>
      <text:p text:style-name="P51">3.2 ConcurrentQueue</text:p>
      <text:p text:style-name="P51"/>
      <text:p text:style-name="P51">The ConcurrentQueue works as expected with new methods TryDequeue and TryPeak replacing the expected ones.</text:p>
      <text:p text:style-name="P51"/>
      <text:p text:style-name="P51">3.3 ConcurrentStack</text:p>
      <text:p text:style-name="P51"/>
      <text:p text:style-name="P51">As for the ConcurrentQueue, the ConcurrentStack class provides Try-versions for method Pop, Peak and PopRange.</text:p>
      <text:p text:style-name="P51"/>
      <text:p text:style-name="P51">3.4 ConcurrentBag</text:p>
      <text:p text:style-name="P51"/>
      <text:p text:style-name="P51"><text:span text:style-name="T23">There is no concurrent list in the library. The new concurrent unordered collection is called ConcurrentBag </text:span><text:span text:style-name="T30">and provides an Add and TryPeak and TryTake methods. Being the collection unordered, the TryTake and the TryPeak, if successfull, return a value which could be any element present in the collection.</text:span></text:p>
      <text:p text:style-name="P54"/>
      <text:p text:style-name="P53">3.5 BlockingCollection</text:p>
      <text:p text:style-name="P53"/>
      <text:p text:style-name="P55"><text:span text:style-name="T23">A BlockingCollection is a collection which allows the implementation of the producer-consumer pattern </text:span><text:span text:style-name="T31">in a simple and intuitive way</text:span><text:span text:style-name="T23">. </text:span><text:span text:style-name="T31">These are the steps:</text:span></text:p>
      <text:p text:style-name="P56"/>
      <text:p text:style-name="P56"><text:span text:style-name="T31">1</text:span><text:span text:style-name="T23">) Create a BlockingCollection. Optionally set the maximal number of elements it can contain:</text:span></text:p>
      <text:p text:style-name="P55"/>
      <text:p text:style-name="P55"><text:span text:style-name="T21"><text:s text:c="8"/>ConcurrentBag&lt;</text:span><text:span text:style-name="T12">int</text:span><text:span text:style-name="T21">&gt; _bag = </text:span><text:span text:style-name="T12">new</text:span><text:span text:style-name="T21"> ConcurrentBag&lt;</text:span><text:span text:style-name="T12">int</text:span><text:span text:style-name="T21">&gt;();</text:span></text:p>
      <text:p text:style-name="P55"><text:span text:style-name="T21"><text:s text:c="8"/>BlockingCollection&lt;</text:span><text:span text:style-name="T12">int</text:span><text:span text:style-name="T21">&gt; _messages = </text:span><text:span text:style-name="T12">new</text:span><text:span text:style-name="T21"> BlockingCollection&lt;</text:span><text:span text:style-name="T12">int</text:span><text:span text:style-name="T21">&gt;(_bag, 10);</text:span></text:p>
      <text:p text:style-name="P34"/>
      <text:p text:style-name="P70">2) Create two (or more) threads representing the producer (adding elements to the collection, up to the set boundary if applicable) and the consumer, retrieving elements from the collection by making use of methods Take or GetConsumingEnumerable.</text:p>
      <text:p text:style-name="P70"/>
      <text:p text:style-name="P70">As long as data is added and removed through the BlockingCollection, the synchronization and the consistency of the data is guaranteed.</text:p>
      <text:p text:style-name="P70"/>
      <text:p text:style-name="P92">4 Task Coordination</text:p>
      <text:p text:style-name="P92"/>
      <text:p text:style-name="P71">4.1 Continuations</text:p>
      <text:p text:style-name="P71"/>
      <text:p text:style-name="P71"><text:span text:style-name="T23">This is used to force the </text:span><text:span text:style-name="T32">execution of</text:span><text:span text:style-name="T23"> tasks in a given order. </text:span><text:span text:style-name="T32">Here a code snippet for a simple case:</text:span></text:p>
      <text:p text:style-name="P73"/>
      <text:p text:style-name="P71"><text:span text:style-name="T22"><text:s text:c="12"/></text:span><text:span text:style-name="T12">var</text:span><text:span text:style-name="T21"> task1 = Task.Factory.StartNew(() =&gt;</text:span></text:p>
      <text:p text:style-name="P12"><text:s text:c="12"/>{</text:p>
      <text:p text:style-name="P12"><text:s text:c="16"/>Thread.Sleep(2000);</text:p>
      <text:p text:style-name="P12"><text:s text:c="12"/>});</text:p>
      <text:p text:style-name="P12"/>
      <text:p text:style-name="Standard"><text:span text:style-name="T1"><text:s text:c="12"/></text:span><text:span text:style-name="T12">var</text:span><text:span text:style-name="T1"> task2 = task1.ContinueWith(t =&gt;</text:span></text:p>
      <text:p text:style-name="P12"><text:s text:c="12"/>{</text:p>
      <text:p text:style-name="P12"><text:s text:c="16"/>Thread.Sleep(2000);</text:p>
      <text:p text:style-name="P12"><text:s text:c="12"/>});</text:p>
      <text:p text:style-name="P12"/>
      <text:p text:style-name="P35"><text:s text:c="12"/>task2.Wait();</text:p>
      <text:p text:style-name="P36"/>
      <text:p text:style-name="P36"/>
      <text:p text:style-name="P72"><text:soft-page-break/><text:span text:style-name="T32">T</text:span><text:span text:style-name="T23">he library provides overloads to wait for an aggregate of tasks, in two different flavours: ContinueWhenAll and ContinueWhenAny.</text:span></text:p>
      <text:p text:style-name="P58"/>
      <text:p text:style-name="P57">4.2 Child Tasks</text:p>
      <text:p text:style-name="P57"/>
      <text:p text:style-name="P57">Tasks can spawn other tasks just like the main taks. In case no special arguments are passed, the parent and the child are independent and the child is referred to as detached. Here a simple example:</text:p>
      <text:p text:style-name="P57"/>
      <text:p text:style-name="P57"><text:span text:style-name="T21"><text:s text:c="12"/></text:span><text:span text:style-name="T12">var</text:span><text:span text:style-name="T21"> parent = </text:span><text:span text:style-name="T12">new</text:span><text:span text:style-name="T21"> Task(() =&gt;</text:span></text:p>
      <text:p text:style-name="P12"><text:s text:c="12"/>{</text:p>
      <text:p text:style-name="Standard"><text:span text:style-name="T1"><text:s text:c="16"/></text:span><text:span text:style-name="T12">var</text:span><text:span text:style-name="T1"> child = </text:span><text:span text:style-name="T12">new</text:span><text:span text:style-name="T1"> Task(() =&gt;</text:span></text:p>
      <text:p text:style-name="P12"><text:s text:c="16"/>{</text:p>
      <text:p text:style-name="P12"><text:s text:c="20"/>Thread.Sleep(3000);</text:p>
      <text:p text:style-name="P12"><text:s text:c="16"/>});</text:p>
      <text:p text:style-name="P12"/>
      <text:p text:style-name="P12"><text:s text:c="16"/>child.Start();</text:p>
      <text:p text:style-name="P12"><text:s text:c="12"/>});</text:p>
      <text:p text:style-name="P12"/>
      <text:p text:style-name="P37"><text:s text:c="12"/>parent.Start();</text:p>
      <text:p text:style-name="P37"/>
      <text:p text:style-name="P59">If a relationship between child and parent is required, an additional argument can be passed to the child in order to bind the two tasks. </text:p>
      <text:p text:style-name="P59"/>
      <text:p text:style-name="P60">4.3 Barriers</text:p>
      <text:p text:style-name="P60"/>
      <text:p text:style-name="P60">Barriers are a simple and efficient way to synchronize multiple threads by means of creating an implicit counter. Each call to SignalAndWait will block the calling thread and decrease the counter by one. As soon as the counter reached zero, the involved threads will be unblocked. Here a code snippet:</text:p>
      <text:p text:style-name="P60"/>
      <text:p text:style-name="P22"><text:span text:style-name="T6"><text:s text:c="8"/></text:span><text:span text:style-name="T13">static</text:span><text:span text:style-name="T6"> </text:span><text:span text:style-name="T13">private</text:span><text:span text:style-name="T6"> _barrier = </text:span><text:span text:style-name="T13">new</text:span><text:span text:style-name="T6"> Barrier(2);</text:span></text:p>
      <text:p text:style-name="P12"/>
      <text:p text:style-name="Standard"><text:span text:style-name="T1"><text:s text:c="8"/></text:span><text:span text:style-name="T12">private</text:span><text:span text:style-name="T1"> </text:span><text:span text:style-name="T12">static</text:span><text:span text:style-name="T1"> </text:span><text:span text:style-name="T12">void</text:span><text:span text:style-name="T1"> Water()</text:span></text:p>
      <text:p text:style-name="P12"><text:s text:c="8"/>{</text:p>
      <text:p text:style-name="Standard"><text:span text:style-name="T1"><text:s text:c="12"/>Console.WriteLine(</text:span><text:span text:style-name="T17">"Putting the kattle on (takes a while....)"</text:span><text:span text:style-name="T1">);</text:span></text:p>
      <text:p text:style-name="Standard"><text:span text:style-name="T1"><text:s text:c="12"/>Thread.Sleep(2000); // </text:span><text:span text:style-name="T5">b) blocking for two seconds!</text:span></text:p>
      <text:p text:style-name="Standard"><text:span text:style-name="T1"><text:s text:c="12"/>_barrier.SignalAndWait(); </text:span><text:span text:style-name="T5">c) counter =&gt; 0 =&gt; proceed!</text:span><text:span text:style-name="T1"> </text:span><text:span text:style-name="T5">counter =&gt; 2</text:span></text:p>
      <text:p text:style-name="Standard"><text:span text:style-name="T1"><text:s text:c="12"/>Console.WriteLine(</text:span><text:span text:style-name="T17">"Pouring water into the cup."</text:span><text:span text:style-name="T1">);</text:span></text:p>
      <text:p text:style-name="P12"><text:s text:c="8"/>}</text:p>
      <text:p text:style-name="P12"/>
      <text:p text:style-name="Standard"><text:span text:style-name="T1"><text:s text:c="8"/></text:span><text:span text:style-name="T12">private</text:span><text:span text:style-name="T1"> </text:span><text:span text:style-name="T12">static</text:span><text:span text:style-name="T1"> </text:span><text:span text:style-name="T12">void</text:span><text:span text:style-name="T1"> Cup()</text:span></text:p>
      <text:p text:style-name="P12"><text:s text:c="8"/>{</text:p>
      <text:p text:style-name="Standard"><text:span text:style-name="T1"><text:s text:c="12"/>Console.WriteLine(</text:span><text:span text:style-name="T17">"Finding a nice cup..."</text:span><text:span text:style-name="T1">);</text:span></text:p>
      <text:p text:style-name="Standard"><text:span text:style-name="T1"><text:s text:c="12"/>_barrier.SignalAndWait(); // </text:span><text:span text:style-name="T5">a) counter =&gt; 1. Blocked until the other thread signals....</text:span></text:p>
      <text:p text:style-name="Standard"><text:span text:style-name="T1"><text:s text:c="12"/>Console.WriteLine(</text:span><text:span text:style-name="T17">"Adding tea."</text:span><text:span text:style-name="T1">);</text:span></text:p>
      <text:p text:style-name="P12"><text:s text:c="8"/>}</text:p>
      <text:p text:style-name="P12"/>
      <text:p text:style-name="Standard"><text:span text:style-name="T1"><text:s text:c="8"/></text:span><text:span text:style-name="T12">static</text:span><text:span text:style-name="T1"> </text:span><text:span text:style-name="T12">void</text:span><text:span text:style-name="T1"> Main(</text:span><text:span text:style-name="T12">string</text:span><text:span text:style-name="T1">[] args)</text:span></text:p>
      <text:p text:style-name="P12"><text:s text:c="8"/>{</text:p>
      <text:p text:style-name="Standard"><text:span text:style-name="T1"><text:s text:c="12"/></text:span><text:span text:style-name="T12">var</text:span><text:span text:style-name="T1"> water = Task.Factory.StartNew(Water);</text:span></text:p>
      <text:p text:style-name="Standard"><text:span text:style-name="T1"><text:s text:c="12"/></text:span><text:span text:style-name="T12">var</text:span><text:span text:style-name="T1"> cup = Task.Factory.StartNew(Cup);</text:span></text:p>
      <text:p text:style-name="P12"/>
      <text:p text:style-name="Standard"><text:span text:style-name="T1"><text:s text:c="12"/></text:span><text:span text:style-name="T12">var</text:span><text:span text:style-name="T1"> tea = Task.Factory.ContinueWhenAll(</text:span><text:span text:style-name="T12">new</text:span><text:span text:style-name="T1">[] {water, cup}, tasks =&gt;</text:span></text:p>
      <text:p text:style-name="P12"><text:s text:c="12"/>{</text:p>
      <text:p text:style-name="Standard"><text:span text:style-name="T1"><text:s text:c="16"/>Console.WriteLine(</text:span><text:span text:style-name="T17">"Enjoy your cup of tea."</text:span><text:span text:style-name="T1">);</text:span></text:p>
      <text:p text:style-name="P38"><text:s text:c="12"/>});</text:p>
      <text:p text:style-name="P38"/>
      <text:p text:style-name="P74"/>
      <text:p text:style-name="P74"/>
      <text:p text:style-name="P74"><text:soft-page-break/>4.4 CountdownEvents</text:p>
      <text:p text:style-name="P74"/>
      <text:p text:style-name="P74">The CountdownEvent class is similar to the barrier: it provides a value which needs to be decreased in order to let threads through. The main difference is that the Signal and the Wait methods are separated.</text:p>
      <text:p text:style-name="P74"/>
      <text:p text:style-name="P75">4.5 ManualResetEventSlim and AutoResetEvent</text:p>
      <text:p text:style-name="P75"/>
      <text:p text:style-name="P76">The ManualResetEventSlim class essentially provides two methods: Set, Reset and Wait. The thread calling the Set unblocks ALL the threads which previously called Wait (und thus were blocked) . Calling a Reset will force all the threads encoutering a Wait to get blocked. So the ManualResetEventSlim is a gate and the switch is managed by the Set/Reset events.</text:p>
      <text:p text:style-name="P76"/>
      <text:p text:style-name="P76"><text:span text:style-name="T23">The AutoResetEvent is similar with the exception that calling a Set will let ONE thread through </text:span><text:span text:style-name="T33">a WaitOne.</text:span></text:p>
      <text:p text:style-name="P88"/>
      <text:p text:style-name="P77"><text:span text:style-name="T33">4.</text:span><text:span text:style-name="T23">6 SemaphoreSlims</text:span></text:p>
      <text:p text:style-name="P77"/>
      <text:p text:style-name="P78">The semaphore is a generalization of the CountdownEvent which provides increments and decrements through methods Wait (decrements the semaphore's count by one) and Release(value) (increments the semaphore by value).</text:p>
      <text:p text:style-name="P78"/>
      <text:p text:style-name="P99">5 Parallel Loops</text:p>
      <text:p text:style-name="P94"/>
      <text:p text:style-name="P89">tbd</text:p>
      <text:p text:style-name="P89"/>
      <text:p text:style-name="P99">6 Parallel LINQ</text:p>
      <text:p text:style-name="P78"/>
      <text:p text:style-name="P89">tbd</text:p>
      <text:p text:style-name="P78"/>
      <text:p text:style-name="P93"><text:span text:style-name="T40">7</text:span> Asynhcronous Programming</text:p>
      <text:p text:style-name="P93"/>
      <text:p text:style-name="P79"><text:span text:style-name="T40">7</text:span>.1 Async/Await</text:p>
      <text:p text:style-name="P79"/>
      <text:p text:style-name="P79">Blocking the UI thread during the execution of long-running operation is a no-go. This means that long-running operations need to be executed asynchronously in order to leave the UI thread receptive to new inputs.</text:p>
      <text:p text:style-name="P79"/>
      <text:p text:style-name="P79">When dealing with asynchronous programming in the context of UI development there are always the following issues to be considered:</text:p>
      <text:p text:style-name="P79"/>
      <text:p text:style-name="P79">1) Changing UI elements must take place in UI thread in order to avoid catastrophic exceptions. This can be done by calling the Dispatcher (for WPF applications) or InvokeRequired (for WinForms applications).</text:p>
      <text:p text:style-name="P79"/>
      <text:p text:style-name="P79"><text:span text:style-name="T23">2) Alternatively the UI thread can be synchronized with the asynchronous </text:span><text:span text:style-name="T34">o</text:span><text:span text:style-name="T23">peration by making use of the TaskScheduler when changing the UI element as a continuoation of the asynchronous operation.</text:span></text:p>
      <text:p text:style-name="P79"/>
      <text:p text:style-name="P81">Here a possible solution based on the ContinueWith method:</text:p>
      <text:p text:style-name="P81"><text:soft-page-break/></text:p>
      <text:p text:style-name="P81"><text:span text:style-name="T21"><text:s text:c="4"/></text:span><text:span text:style-name="T12">public</text:span><text:span text:style-name="T21"> </text:span><text:span text:style-name="T12">class</text:span><text:span text:style-name="T21"> </text:span><text:span text:style-name="T20">CalculationContinue</text:span></text:p>
      <text:p text:style-name="P12"><text:s text:c="4"/>{</text:p>
      <text:p text:style-name="Standard"><text:span text:style-name="T1"><text:s text:c="8"/></text:span><text:span text:style-name="T12">public</text:span><text:span text:style-name="T1"> Task&lt;</text:span><text:span text:style-name="T12">int</text:span><text:span text:style-name="T1">&gt; Calculate(</text:span><text:span text:style-name="T12">int</text:span><text:span text:style-name="T1"> value)</text:span></text:p>
      <text:p text:style-name="P12"><text:s text:c="8"/>{</text:p>
      <text:p text:style-name="Standard"><text:span text:style-name="T1"><text:s text:c="12"/></text:span><text:span text:style-name="T12">return</text:span><text:span text:style-name="T1"> Task.Factory.StartNew(() =&gt;</text:span></text:p>
      <text:p text:style-name="P12"><text:s text:c="12"/>{</text:p>
      <text:p text:style-name="P12"><text:s text:c="16"/>Thread.Sleep(5000);</text:p>
      <text:p text:style-name="Standard"><text:span text:style-name="T1"><text:s text:c="16"/></text:span><text:span text:style-name="T12">return</text:span><text:span text:style-name="T1"> ++value;</text:span></text:p>
      <text:p text:style-name="P12"><text:s text:c="12"/>});</text:p>
      <text:p text:style-name="P12"><text:s text:c="8"/>}</text:p>
      <text:p text:style-name="P39"><text:s text:c="4"/>}</text:p>
      <text:p text:style-name="P96"/>
      <text:p text:style-name="P81"><text:span text:style-name="T21"><text:s text:c="8"/></text:span><text:span text:style-name="T12">private</text:span><text:span text:style-name="T21"> </text:span><text:span text:style-name="T12">void</text:span><text:span text:style-name="T21"> Button_OnClick(</text:span><text:span text:style-name="T12">object</text:span><text:span text:style-name="T21"> sender, RoutedEventArgs e)</text:span></text:p>
      <text:p text:style-name="P12"><text:s text:c="8"/>{</text:p>
      <text:p text:style-name="Standard"><text:span text:style-name="T1"><text:s text:c="12"/>CalculationContinue _cc = </text:span><text:span text:style-name="T12">new</text:span><text:span text:style-name="T1"> CalculationContinue();</text:span></text:p>
      <text:p text:style-name="P12"/>
      <text:p text:style-name="Standard"><text:span text:style-name="T1"><text:s text:c="12"/></text:span><text:span text:style-name="T12">var</text:span><text:span text:style-name="T1"> calculate = _cc.Calculate(100);</text:span></text:p>
      <text:p text:style-name="P12"/>
      <text:p text:style-name="P12"><text:s text:c="12"/>calculate.ContinueWith(task =&gt; { TextBox.Text = task.Result.ToString(); },</text:p>
      <text:p text:style-name="Standard"><text:span text:style-name="T1"><text:s text:c="16"/></text:span><text:span text:style-name="T7">TaskScheduler.FromCurrentSynchronizationContext()</text:span><text:span text:style-name="T1">); </text:span></text:p>
      <text:p text:style-name="P39"><text:s text:c="8"/>}</text:p>
      <text:p text:style-name="P39"/>
      <text:p text:style-name="P39"/>
      <text:p text:style-name="P82">In order to avoid the complexity displayed above, the framework introduces two new keywords: async and await which can be used to refactor the code above in the following way:</text:p>
      <text:p text:style-name="P82"/>
      <text:p text:style-name="P82"/>
      <text:p text:style-name="P82"><text:span text:style-name="T21"><text:s text:c="4"/></text:span><text:span text:style-name="T12">public</text:span><text:span text:style-name="T21"> </text:span><text:span text:style-name="T12">class</text:span><text:span text:style-name="T21"> </text:span><text:span text:style-name="T20">CalculationAsync</text:span></text:p>
      <text:p text:style-name="P12"><text:s text:c="4"/>{</text:p>
      <text:p text:style-name="Standard"><text:span text:style-name="T1"><text:s text:c="8"/></text:span><text:span text:style-name="T12">public</text:span><text:span text:style-name="T1"> </text:span><text:span text:style-name="T12">async</text:span><text:span text:style-name="T1"> Task&lt;</text:span><text:span text:style-name="T12">int</text:span><text:span text:style-name="T1">&gt; CalculateAsync(</text:span><text:span text:style-name="T12">int</text:span><text:span text:style-name="T1"> value)</text:span></text:p>
      <text:p text:style-name="P12"><text:s text:c="8"/>{</text:p>
      <text:p text:style-name="Standard"><text:span text:style-name="T1"><text:s text:c="12"/></text:span><text:span text:style-name="T12">await</text:span><text:span text:style-name="T1"> Task.Delay(5000);</text:span></text:p>
      <text:p text:style-name="Standard"><text:span text:style-name="T1"><text:s text:c="12"/></text:span><text:span text:style-name="T12">return</text:span><text:span text:style-name="T1"> ++value;</text:span></text:p>
      <text:p text:style-name="P12"><text:s text:c="8"/>}</text:p>
      <text:p text:style-name="P40"><text:s text:c="4"/>}</text:p>
      <text:p text:style-name="P82"/>
      <text:p text:style-name="P82"><text:span text:style-name="T21"><text:s text:c="8"/></text:span><text:span text:style-name="T12">private</text:span><text:span text:style-name="T21"> </text:span><text:span text:style-name="T12">async</text:span><text:span text:style-name="T21"> </text:span><text:span text:style-name="T12">void</text:span><text:span text:style-name="T21"> Button_OnClick(</text:span><text:span text:style-name="T12">object</text:span><text:span text:style-name="T21"> sender, RoutedEventArgs e)</text:span></text:p>
      <text:p text:style-name="P12"><text:s text:c="8"/>{</text:p>
      <text:p text:style-name="P14"><text:span text:style-name="T1"><text:s text:c="12"/>CalculationContinue _cc = </text:span><text:span text:style-name="T12">new</text:span><text:span text:style-name="T1"> CalculationContinue();</text:span></text:p>
      <text:p text:style-name="P12"/>
      <text:p text:style-name="Standard"><text:span text:style-name="T1"><text:s text:c="12"/></text:span><text:span text:style-name="T12">var</text:span><text:span text:style-name="T1"> calculate = </text:span><text:span text:style-name="T12">await</text:span><text:span text:style-name="T1"> _ca.CalculateAsync(100);</text:span></text:p>
      <text:p text:style-name="P12"/>
      <text:p text:style-name="P12"><text:s text:c="12"/>TextBox.Text = calculate.ToString();</text:p>
      <text:p text:style-name="P40"><text:s text:c="8"/>}</text:p>
      <text:p text:style-name="P82"/>
      <text:p text:style-name="P82"/>
      <text:p text:style-name="P82">The keyword async is only necessary to denote methods using the await keyword. Await is a NON-blocking operation which:</text:p>
      <text:p text:style-name="P82">- Simulates a ContinueWith in the context of the calling task.</text:p>
      <text:p text:style-name="P82">- Coerces the return value, if any, from the child task to the parent task.</text:p>
      <text:p text:style-name="P82"/>
      <text:p text:style-name="P82"/>
      <text:p text:style-name="P83">It is to be noted that the following two statements are completely different:</text:p>
      <text:p text:style-name="P23"><text:span text:style-name="T1"><text:s text:c="12"/></text:span><text:span text:style-name="T12">var</text:span><text:span text:style-name="T1"> calculate = _ca.CalculateAsync(100).Result;</text:span></text:p>
      <text:p text:style-name="P83"><text:span text:style-name="T21"><text:s text:c="12"/></text:span><text:span text:style-name="T12">var</text:span><text:span text:style-name="T21"> calculate = </text:span><text:span text:style-name="T12">await</text:span><text:span text:style-name="T21"> _ca.CalculateAsync(100);</text:span></text:p>
      <text:p text:style-name="P41"/>
      <text:p text:style-name="P84">The first one is blocking whereas the second one is not.</text:p>
      <text:p text:style-name="P84"/>
      <text:p text:style-name="P84"/>
      <text:p text:style-name="P80"><text:soft-page-break/><text:span text:style-name="T40">7</text:span><text:span text:style-name="T23">.</text:span><text:span text:style-name="T35">2</text:span><text:span text:style-name="T23"> </text:span><text:span text:style-name="T35">Task Utility Combinators</text:span></text:p>
      <text:p text:style-name="P84"/>
      <text:p text:style-name="P84"><text:span text:style-name="T23">The framework provides </text:span><text:span text:style-name="T37">task </text:span><text:span text:style-name="T23">utility combinators, </text:span><text:span text:style-name="T37">somewhat similar to WaitAny() and WaitAll(), </text:span><text:span text:style-name="T23"><text:s/>to be used in conjunction with await. </text:span><text:span text:style-name="T36">These are:</text:span></text:p>
      <text:p text:style-name="P86">- Task.WhenAny()</text:p>
      <text:p text:style-name="P86">- Task.WhenAll()</text:p>
      <text:p text:style-name="P86"/>
      <text:p text:style-name="P85">Which return a Task representing the completion of one (the returned one) or all the tasks. Here some examples:</text:p>
      <text:p text:style-name="P85"><text:span text:style-name="T23">- WhenAny(): </text:span><text:a xlink:type="simple" xlink:href="https://docs.microsoft.com/en-us/dotnet/csharp/programming-guide/concepts/async/start-multiple-async-tasks-and-process-them-as-they-complete" text:style-name="Internet_20_link" text:visited-style-name="Visited_20_Internet_20_Link"><text:span text:style-name="T23">https://docs.microsoft.com/en-us/dotnet/csharp/programming-guide/concepts/async/start-multiple-async-tasks-and-process-them-as-they-complete</text:span></text:a></text:p>
      <text:p text:style-name="P85"/>
      <text:p text:style-name="P84"><text:span text:style-name="T23">-</text:span><text:span text:style-name="T36">WhenAll(): </text:span><text:a xlink:type="simple" xlink:href="https://docs.microsoft.com/en-us/dotnet/csharp/programming-guide/concepts/async/how-to-extend-the-async-walkthrough-by-using-task-whenall" text:style-name="Internet_20_link" text:visited-style-name="Visited_20_Internet_20_Link"><text:span text:style-name="T36">https://docs.microsoft.com/en-us/dotnet/csharp/programming-guide/concepts/async/how-to-extend-the-async-walkthrough-by-using-task-whenall</text:span></text:a></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55M20S</meta:editing-duration>
    <meta:editing-cycles>21</meta:editing-cycles>
    <meta:generator>LibreOffice/5.4.3.2$Windows_X86_64 LibreOffice_project/92a7159f7e4af62137622921e809f8546db437e5</meta:generator>
    <dc:date>2019-01-22T13:55:32.964000000</dc:date>
    <meta:document-statistic meta:table-count="0" meta:image-count="0" meta:object-count="0" meta:page-count="10" meta:paragraph-count="316" meta:word-count="1965" meta:character-count="16074" meta:non-whitespace-character-count="11788"/>
    <meta:user-defined meta:name="Info 1"/>
    <meta:user-defined meta:name="Info 2"/>
    <meta:user-defined meta:name="Info 3"/>
    <meta:user-defined meta:name="Info 4"/>
  </office:meta>
</office:document-meta>
</file>